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2aa" officeooo:paragraph-rsid="001012aa"/>
    </style:style>
    <style:style style:name="P2" style:family="paragraph" style:parent-style-name="Standard">
      <style:text-properties fo:color="#c9211e" loext:opacity="100%" officeooo:rsid="001012aa" officeooo:paragraph-rsid="001012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entrar en el servidor nash del trabajo online</text:p>
      <text:p text:style-name="P2">sudo mount -t cifs "//192.168.1.140/25.- Desarrollo" ~/NASPIBO -o username=izarza<text:line-break/>contraseña = Q6ZQ?eM455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3:41:02.877263599</meta:creation-date>
    <dc:date>2026-02-13T13:56:23.449813087</dc:date>
    <meta:editing-duration>PT3M5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21" meta:character-count="157" meta:non-whitespace-character-count="136"/>
  </office:meta>
</office:document-meta>
</file>